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98.964cm" style:use-optimal-column-width="false"/>
    </style:style>
    <style:style style:name="co2" style:family="table-column">
      <style:table-column-properties style:column-width="8.044cm" style:use-optimal-column-width="false"/>
    </style:style>
    <style:style style:name="co3" style:family="table-column">
      <style:table-column-properties style:column-width="180.485cm" style:use-optimal-column-width="false"/>
    </style:style>
    <style:style style:name="ro1" style:family="table-row">
      <style:table-row-properties style:row-height="20.889cm" style:use-optimal-row-height="false"/>
    </style:style>
    <style:style style:name="ro2" style:family="table-row">
      <style:table-row-properties style:row-height="30.334cm" style:use-optimal-row-height="false"/>
    </style:style>
    <style:style style:name="ce1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fo:font-weight="bold" style:font-name-asian="Calibri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 fo:padding-top="1.27cm" fo:padding-bottom="0.635cm" fo:padding-left="0.635cm" fo:padding-right="0.635cm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Liberation Sans" fo:font-size="200pt" fo:font-weight="bold" style:font-name-asian="Liberation Sans" style:font-size-asian="200pt" style:font-weight-asian="bold" style:font-name-complex="Liberation Sans" style:font-size-complex="200pt" style:font-weight-complex="bold"/>
    </style:style>
    <style:style style:name="ce3" style:family="table-cell">
      <loext:graphic-properties draw:textarea-vertical-align="middle" fo:padding-top="1.27cm" fo:padding-bottom="0.635cm" fo:padding-left="0.635cm" fo:padding-right="0.635cm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Tahoma" fo:font-size="180pt" fo:font-weight="normal" style:font-name-asian="Liberation Sans" style:font-size-asian="180pt" style:font-weight-asian="normal" style:font-name-complex="Liberation Sans" style:font-size-complex="180pt" style:font-weight-complex="normal"/>
    </style:style>
    <style:style style:name="ce4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name-asian="Calibri" style:font-size-asian="200pt" style:font-name-complex="Alvi Nastaleeq" style:font-size-complex="200pt"/>
    </style:style>
    <style:style style:name="ce5" style:family="table-cell">
      <loext:graphic-properties draw:textarea-vertical-align="middle" fo:padding-top="1.27cm" fo:padding-bottom="0.635cm" fo:padding-left="0.635cm" fo:padding-right="0.635cm"/>
      <style:paragraph-properties fo:margin-left="1.524cm" fo:margin-right="1.524cm" fo:margin-top="1.524cm" fo:margin-bottom="1.524cm" fo:text-align="center" fo:text-indent="0cm" fo:border="2.55pt solid #000000" style:text-autospace="none"/>
      <style:text-properties style:font-name="Alvi Nastaleeq" fo:font-size="200pt" style:font-name-asian="Liberation Sans" style:font-size-asian="200pt" style:font-name-complex="Liberation Sans" style:font-size-complex="200pt"/>
    </style:style>
    <style:style style:name="P1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fo:font-weight="bold" style:font-name-asian="Calibri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524cm" fo:margin-right="1.524cm" fo:margin-top="1.524cm" fo:margin-bottom="1.524cm" fo:text-align="justify" fo:text-indent="0cm" style:text-autospace="none"/>
      <style:text-properties style:font-name="Tahoma" fo:font-size="180pt" fo:font-weight="normal" style:font-name-asian="Liberation Sans" style:font-size-asian="180pt" style:font-weight-asian="normal" style:font-name-complex="Liberation Sans" style:font-size-complex="180pt" style:font-weight-complex="normal"/>
    </style:style>
    <style:style style:name="P3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style:font-name-asian="Calibri" style:font-size-asian="200pt" style:font-name-complex="Alvi Nastaleeq" style:font-size-complex="200pt"/>
    </style:style>
    <style:style style:name="P4" style:family="paragraph">
      <style:paragraph-properties fo:margin-left="1.524cm" fo:margin-right="1.524cm" fo:margin-top="1.524cm" fo:margin-bottom="1.524cm" fo:text-align="center" fo:text-indent="0cm" style:text-autospace="none"/>
      <style:text-properties style:font-name="Alvi Nastaleeq" fo:font-size="200pt" style:font-name-asian="Liberation Sans" style:font-size-asian="200pt" style:font-name-complex="Liberation Sans" style:font-size-complex="200pt"/>
    </style:style>
    <style:style style:name="T1" style:family="text">
      <style:text-properties style:font-name="Alvi Nastaleeq" fo:font-size="200pt" fo:font-weight="bold" style:font-name-asian="Calibri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Alvi Nastaleeq" fo:font-size="2pt" fo:font-weight="bold" style:font-name-asian="Calibri" style:font-size-asian="2pt" style:font-weight-asian="bold" style:font-name-complex="Alvi Nastaleeq" style:font-size-complex="2pt" style:font-weight-complex="bold"/>
    </style:style>
    <style:style style:name="T3" style:family="text">
      <style:text-properties style:font-name="Tahoma" fo:font-size="180pt" fo:font-weight="normal" style:font-name-asian="Liberation Sans" style:font-size-asian="180pt" style:font-weight-asian="normal" style:font-name-complex="Liberation Sans" style:font-size-complex="180pt" style:font-weight-complex="normal"/>
    </style:style>
    <style:style style:name="T4" style:family="text">
      <style:text-properties style:font-name="Tahoma" fo:font-size="2pt" fo:font-weight="normal" style:font-name-asian="Liberation Sans" style:font-size-asian="2pt" style:font-weight-asian="normal" style:font-name-complex="Liberation Sans" style:font-size-complex="2pt" style:font-weight-complex="normal"/>
    </style:style>
    <style:style style:name="T5" style:family="text">
      <style:text-properties style:font-name="Alvi Nastaleeq" fo:font-size="200pt" style:font-name-asian="Calibri" style:font-size-asian="200pt" style:font-name-complex="Alvi Nastaleeq" style:font-size-complex="200pt"/>
    </style:style>
    <style:style style:name="T6" style:family="text">
      <style:text-properties style:font-name="Alvi Nastaleeq" fo:font-size="2pt" style:font-name-asian="Calibri" style:font-size-asian="2pt" style:font-name-complex="Alvi Nastaleeq" style:font-size-complex="2pt"/>
    </style:style>
    <style:style style:name="T7" style:family="text">
      <style:text-properties style:font-name="Alvi Nastaleeq" fo:font-size="200pt" style:font-name-asian="Liberation Sans" style:font-size-asian="200pt" style:font-name-complex="Liberation Sans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87.492cm" svg:height="172.558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<text:s/>آ اصغر بن تیرے میں چین کہاں سے پاوں</text:span><text:span text:style-name="T1"><text:line-break/></text:span><text:span text:style-name="T1">آلوٹ کے آجا لال میرے جی بھر کے ناز اٹھاوں</text:span><text:span text:style-name="T2"><text:line-break/></text:span><text:span text:style-name="T2"> </text:span></text:p>
              </table:table-cell>
              <table:table-cell table:style-name="ce2"/>
              <table:table-cell table:style-name="ce3">
                <text:p text:style-name="P2"><text:span text:style-name="T3">Aa Asghar bin tere, mai chayn kahan se paaun</text:span><text:span text:style-name="T3"><text:line-break/></text:span><text:span text:style-name="T3">Aa laut ke aaja laal mere, jee bhar ke naaz uthaun</text:span><text:span text:style-name="T4"><text:line-break/></text:span><text:span text:style-name="T4"/></text:p>
              </table:table-cell>
            </table:table-row>
            <table:table-row table:style-name="ro2">
              <table:table-cell table:style-name="ce4">
                <text:p text:style-name="P3"><text:span text:style-name="T5">میری آنکھ کا تارا ہے تو، مجھ کو جان سے پیارا ہے</text:span><text:span text:style-name="T5"><text:line-break/></text:span><text:span text:style-name="T5">ماں دکھیاری کے جینے کا، تو هی لال سہارا ہے</text:span><text:span text:style-name="T5"><text:line-break/></text:span><text:span text:style-name="T5">تجھے چھوڑ کے تنہا مقتل مِیں، مَیں کیسے شام کو جاوں</text:span><text:span text:style-name="T6"><text:line-break/></text:span><text:span text:style-name="T6"/></text:p>
              </table:table-cell>
              <table:table-cell table:style-name="ce5">
                <text:p text:style-name="P4"><text:span text:style-name="T7">1</text:span></text:p>
              </table:table-cell>
              <table:table-cell table:style-name="ce3">
                <text:p text:style-name="P2"><text:span text:style-name="T3">Meri aankh ka taara hai tu, mujhko jaan se pyaara hai</text:span><text:span text:style-name="T3"><text:line-break/></text:span><text:span text:style-name="T3">Maa dukhyari ke jeene ka, tu hi laal sahara hai</text:span><text:span text:style-name="T3"><text:line-break/></text:span><text:span text:style-name="T3">Tujhe chhor ke tanha maqtal mein, main kaise shaam ko jaaun</text:span><text:span text:style-name="T4"><text:line-break/></text:span><text:span text:style-name="T4"/></text:p>
              </table:table-cell>
            </table:table-row>
            <table:table-row table:style-name="ro2">
              <table:table-cell table:style-name="ce4">
                <text:p text:style-name="P3"><text:span text:style-name="T5">تیری وہ معصوم ادائیں، تیری یاد دلاتی ہیں</text:span><text:span text:style-name="T5"><text:line-break/></text:span><text:span text:style-name="T5">تیرے پیار کی وہ سب باتیں، مجھ کو بہت رلاتی ہیں</text:span><text:span text:style-name="T5"><text:line-break/></text:span><text:span text:style-name="T5">میں تیری جدائی میں بیٹا، رو رو کے مر نہ جاوں</text:span><text:span text:style-name="T6"><text:line-break/></text:span><text:span text:style-name="T6"/></text:p>
              </table:table-cell>
              <table:table-cell table:style-name="ce5">
                <text:p text:style-name="P4"><text:span text:style-name="T7">2</text:span></text:p>
              </table:table-cell>
              <table:table-cell table:style-name="ce3">
                <text:p text:style-name="P2"><text:span text:style-name="T3">Teri wo masoom adayein, teri yaad dilati hain</text:span><text:span text:style-name="T3"><text:line-break/></text:span><text:span text:style-name="T3">Tere pyaar ki wo sab baatein, mujhko bohot rulati hain</text:span><text:span text:style-name="T3"><text:line-break/></text:span><text:span text:style-name="T3">Main teri judayi mein beta, ro ro ke mar na jaaun</text:span><text:span text:style-name="T4"><text:line-break/></text:span><text:span text:style-name="T4"/></text:p>
              </table:table-cell>
            </table:table-row>
            <table:table-row table:style-name="ro2">
              <table:table-cell table:style-name="ce4">
                <text:p text:style-name="P3"><text:span text:style-name="T5">لوریوں والے یہ تو تیرے، ناز اٹھانے کے دن تھے</text:span><text:span text:style-name="T5"><text:line-break/></text:span><text:span text:style-name="T5">آنکھوں میں تیری خوشیوں کے، خواب سجانے کے دن تھے</text:span><text:span text:style-name="T5"><text:line-break/></text:span><text:span text:style-name="T5">آلوٹ کے اصغر آ بیٹا، (تیرا کرتا) میں بدلاوں</text:span><text:span text:style-name="T6"><text:line-break/></text:span><text:span text:style-name="T6"/></text:p>
              </table:table-cell>
              <table:table-cell table:style-name="ce5">
                <text:p text:style-name="P4"><text:span text:style-name="T7">3</text:span></text:p>
              </table:table-cell>
              <table:table-cell table:style-name="ce3">
                <text:p text:style-name="P2"><text:span text:style-name="T3">Loriyon wale ye to tere, naaz uthane ke din thay</text:span><text:span text:style-name="T3"><text:line-break/></text:span><text:span text:style-name="T3">Aankhon mein teri khushiyon ke, khwab sajane ke din thay</text:span><text:span text:style-name="T3"><text:line-break/></text:span><text:span text:style-name="T3">Aa laut ke Asghar aa beta, tera kurta mai badlaun</text:span><text:span text:style-name="T4"><text:line-break/></text:span><text:span text:style-name="T4"/></text:p>
              </table:table-cell>
            </table:table-row>
            <table:table-row table:style-name="ro2">
              <table:table-cell table:style-name="ce4">
                <text:p text:style-name="P3"><text:span text:style-name="T5">بھول نہیں سکتی ماں اصغر، پیاسے ہونٹ تیرے بیٹا</text:span><text:span text:style-name="T5"><text:line-break/></text:span><text:span text:style-name="T5">خالی گود ہے اور زنداں ہے، آجا ماں کے پاس آجا</text:span><text:span text:style-name="T5"><text:line-break/></text:span><text:span text:style-name="T5">آ ننھے مجاہد میں تیری، اشکوں سے پیاس بجھاوں</text:span><text:span text:style-name="T6"><text:line-break/></text:span><text:span text:style-name="T6"/></text:p>
              </table:table-cell>
              <table:table-cell table:style-name="ce5">
                <text:p text:style-name="P4"><text:span text:style-name="T7">4</text:span></text:p>
              </table:table-cell>
              <table:table-cell table:style-name="ce3">
                <text:p text:style-name="P2"><text:span text:style-name="T3">Bhool nahi sakti maan Asghar, pyaase honth tere beta</text:span><text:span text:style-name="T3"><text:line-break/></text:span><text:span text:style-name="T3">Khaali god hai aur zindaan hai, aaja maan ke paas aaja</text:span><text:span text:style-name="T3"><text:line-break/></text:span><text:span text:style-name="T3">Aa nanhe mujahid mai teri, ashkon se pyaas bujhaun</text:span><text:span text:style-name="T4"><text:line-break/></text:span><text:span text:style-name="T4"/></text:p>
              </table:table-cell>
            </table:table-row>
            <table:table-row table:style-name="ro2">
              <table:table-cell table:style-name="ce4">
                <text:p text:style-name="P3"><text:span text:style-name="T5">کتنی ہے بے چین سکینہ، تیرے ناز اٹھانے کو</text:span><text:span text:style-name="T5"><text:line-break/></text:span><text:span text:style-name="T5">صبح و شام ترستی ہے وہ، تیرا دل بہلانے کو</text:span><text:span text:style-name="T5"><text:line-break/></text:span><text:span text:style-name="T5">تیری لاڈلی بہن سکینہ کا، میں دل کیسے بہلاوں</text:span><text:span text:style-name="T6"><text:line-break/></text:span><text:span text:style-name="T6"/></text:p>
              </table:table-cell>
              <table:table-cell table:style-name="ce5">
                <text:p text:style-name="P4"><text:span text:style-name="T7">5</text:span></text:p>
              </table:table-cell>
              <table:table-cell table:style-name="ce3">
                <text:p text:style-name="P2"><text:span text:style-name="T3">Kitni hai bechain sakina, tere naaz uthane ko</text:span><text:span text:style-name="T3"><text:line-break/></text:span><text:span text:style-name="T3">Subh-o-shaam tarasti hai woh, tera dil behlane ko</text:span><text:span text:style-name="T3"><text:line-break/></text:span><text:span text:style-name="T3">Teri laadli behen sakina ka, main dil kaise behlaun</text:span><text:span text:style-name="T4"><text:line-break/></text:span><text:span text:style-name="T4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87.503cm" fo:page-height="172.5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6-01-27T20:53:27.588569000</dc:date>
    <meta:editing-duration>PT1H25S</meta:editing-duration>
    <meta:editing-cycles>20</meta:editing-cycles>
    <meta:generator>LibreOffice/25.8.4.2$Windows_X86_64 LibreOffice_project/290daaa01b999472f0c7a3890eb6a550fd74c6df</meta:generator>
    <meta:document-statistic meta:object-count="1"/>
  </office:meta>
</office:document-meta>
</file>